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ard" style:family="paragraph">
      <style:text-properties fo:language="nl" fo:country="NL"/>
    </style:style>
    <style:style style:name="T3" style:parent-style-name="Standaardalinea-lettertype" style:family="text">
      <style:text-properties fo:font-style="italic" style:font-style-asian="italic" fo:font-size="11pt" style:font-size-asian="11pt"/>
    </style:style>
    <style:style style:name="T4" style:parent-style-name="Hyperlink" style:family="text">
      <style:text-properties fo:font-style="italic" style:font-style-asian="italic" fo:font-size="11pt" style:font-size-asian="11pt"/>
    </style:style>
    <style:style style:name="T5" style:parent-style-name="Standaardalinea-lettertype" style:family="text">
      <style:text-properties fo:font-style="italic" style:font-style-asian="italic" fo:font-size="11pt" style:font-size-asian="11pt"/>
    </style:style>
    <style:style style:name="T6" style:parent-style-name="Hyperlink" style:family="text">
      <style:text-properties fo:font-style="italic" style:font-style-asian="italic" fo:font-size="11pt" style:font-size-asian="11pt"/>
    </style:style>
    <style:style style:name="T7" style:parent-style-name="Standaardalinea-lettertype" style:family="text">
      <style:text-properties fo:font-style="italic" style:font-style-asian="italic" fo:font-size="11pt" style:font-size-asian="11pt"/>
    </style:style>
    <style:style style:name="P8" style:parent-style-name="Standaard" style:family="paragraph">
      <style:text-properties fo:font-style="italic" style:font-style-asian="italic" fo:font-size="11pt" style:font-size-asian="11pt"/>
    </style:style>
    <style:style style:name="P9" style:parent-style-name="Standaard" style:family="paragraph">
      <style:text-properties fo:font-style="italic" style:font-style-asian="italic" fo:font-size="11pt" style:font-size-asian="11pt"/>
    </style:style>
    <style:style style:name="T10" style:parent-style-name="Standaardalinea-lettertype" style:family="text">
      <style:text-properties fo:font-style="italic" style:font-style-asian="italic" fo:font-size="11pt" style:font-size-asian="11pt"/>
    </style:style>
    <style:style style:name="T11" style:parent-style-name="Standaardalinea-lettertype" style:family="text">
      <style:text-properties fo:font-weight="bold" style:font-weight-asian="bold" style:font-weight-complex="bold" fo:font-style="italic" style:font-style-asian="italic" fo:font-size="11pt" style:font-size-asian="11pt"/>
    </style:style>
    <style:style style:name="T12" style:parent-style-name="Standaardalinea-lettertype" style:family="text">
      <style:text-properties fo:font-style="italic" style:font-style-asian="italic" fo:font-size="11pt" style:font-size-asian="11pt"/>
    </style:style>
    <style:style style:name="T13" style:parent-style-name="Standaardalinea-lettertype" style:family="text">
      <style:text-properties fo:font-weight="bold" style:font-weight-asian="bold" style:font-weight-complex="bold" fo:font-style="italic" style:font-style-asian="italic" fo:font-size="11pt" style:font-size-asian="11pt"/>
    </style:style>
    <style:style style:name="T14" style:parent-style-name="Standaardalinea-lettertype" style:family="text">
      <style:text-properties fo:font-style="italic" style:font-style-asian="italic" fo:font-size="11pt" style:font-size-asian="11pt"/>
    </style:style>
    <style:style style:name="T15" style:parent-style-name="Standaardalinea-lettertype" style:family="text">
      <style:text-properties fo:font-style="italic" style:font-style-asian="italic" fo:font-size="11pt" style:font-size-asian="11pt"/>
    </style:style>
    <style:style style:name="P16" style:parent-style-name="Standaard" style:family="paragraph">
      <style:text-properties fo:font-style="italic" style:font-style-asian="italic" fo:font-size="11pt" style:font-size-asian="11pt"/>
    </style:style>
    <style:style style:name="P17" style:parent-style-name="Standaard" style:family="paragraph">
      <style:text-properties fo:font-style="italic" style:font-style-asian="italic" fo:font-size="11pt" style:font-size-asian="11pt"/>
    </style:style>
    <style:style style:name="T18" style:parent-style-name="Standaardalinea-lettertype" style:family="text">
      <style:text-properties fo:font-style="italic" style:font-style-asian="italic" fo:font-size="11pt" style:font-size-asian="11pt"/>
    </style:style>
    <style:style style:name="T19" style:parent-style-name="Hyperlink" style:family="text">
      <style:text-properties fo:font-style="italic" style:font-style-asian="italic" fo:font-size="11pt" style:font-size-asian="11pt"/>
    </style:style>
    <style:style style:name="T20" style:parent-style-name="Standaardalinea-lettertype" style:family="text">
      <style:text-properties fo:font-style="italic" style:font-style-asian="italic" fo:font-size="11pt" style:font-size-asian="11pt"/>
    </style:style>
    <style:style style:name="P21" style:parent-style-name="Standaard" style:family="paragraph">
      <style:text-properties fo:font-weight="bold" style:font-weight-asian="bold" fo:color="#FF0000" fo:language="nl" fo:country="NL"/>
    </style:style>
    <style:style style:name="P22" style:parent-style-name="Standaard" style:family="paragraph">
      <style:text-properties fo:font-style="italic" style:font-style-asian="italic" fo:font-size="11pt" style:font-size-asian="11pt"/>
    </style:style>
    <style:style style:name="P23" style:parent-style-name="Standaard" style:family="paragraph">
      <style:text-properties fo:font-style="italic" style:font-style-asian="italic" fo:font-size="11pt" style:font-size-asian="11pt"/>
    </style:style>
    <style:style style:name="P24" style:parent-style-name="Standaard" style:family="paragraph">
      <style:text-properties fo:font-style="italic" style:font-style-asian="italic" fo:font-size="11pt" style:font-size-asian="11pt"/>
    </style:style>
    <style:style style:name="P25" style:parent-style-name="Standaard" style:family="paragraph">
      <style:text-properties fo:font-style="italic" style:font-style-asian="italic" fo:font-size="11pt" style:font-size-asian="11pt"/>
    </style:style>
    <style:style style:name="P26" style:parent-style-name="Standaard" style:family="paragraph">
      <style:text-properties fo:font-style="italic" style:font-style-asian="italic" fo:font-size="11pt" style:font-size-asian="11pt"/>
    </style:style>
    <style:style style:name="P27" style:parent-style-name="Standaard" style:family="paragraph">
      <style:text-properties fo:font-style="italic" style:font-style-asian="italic" fo:font-size="11pt" style:font-size-asian="11pt"/>
    </style:style>
    <style:style style:name="P28" style:parent-style-name="Standaard" style:family="paragraph">
      <style:text-properties fo:font-style="italic" style:font-style-asian="italic" fo:font-size="11pt" style:font-size-asian="11pt"/>
    </style:style>
    <style:style style:name="P29" style:parent-style-name="Standaard" style:family="paragraph">
      <style:text-properties fo:font-style="italic" style:font-style-asian="italic" fo:font-size="11pt" style:font-size-asian="11pt"/>
    </style:style>
    <style:style style:name="T30" style:parent-style-name="Standaardalinea-lettertype" style:family="text">
      <style:text-properties fo:font-size="11pt" style:font-size-asian="11pt"/>
    </style:style>
    <style:style style:name="T31" style:parent-style-name="Standaardalinea-lettertype" style:family="text">
      <style:text-properties fo:font-style="italic" style:font-style-asian="italic" fo:font-size="11pt" style:font-size-asian="11pt"/>
    </style:style>
    <style:style style:name="T32" style:parent-style-name="Standaardalinea-lettertype" style:family="text">
      <style:text-properties fo:font-style="italic" style:font-style-asian="italic" fo:font-size="11pt" style:font-size-asian="11pt"/>
    </style:style>
    <style:style style:name="T33" style:parent-style-name="Standaardalinea-lettertype" style:family="text">
      <style:text-properties fo:font-size="11pt" style:font-size-asian="11pt"/>
    </style:style>
    <style:style style:name="P34" style:parent-style-name="Standaard" style:family="paragraph">
      <style:text-properties fo:font-style="italic" style:font-style-asian="italic" fo:font-size="11pt" style:font-size-asian="11pt"/>
    </style:style>
  </office:automatic-styles>
  <office:body>
    <office:text text:use-soft-page-breaks="true">
      <text:p text:style-name="P1">Design document</text:p>
      <text:p text:style-name="P2"/>
      <text:h text:style-name="Heading1" text:outline-level="1"><text:bookmark-start text:name="_Toc34833937"/>Inspiratie<text:bookmark-end text:name="_Toc34833937"/></text:h>
      <text:p text:style-name="Standaard"><text:span text:style-name="T3">Zoek minstens 5 voorbeelden die je zelf goed vind en leg uit wat je er goed aan vindt. Zoek daarvoor op<text:s/></text:span><text:a xlink:href="https://dribbble.com/" office:target-frame-name="_top" xlink:show="replace"><text:span text:style-name="T4">https://dribbble.com/</text:span></text:a><text:span text:style-name="T5"><text:s/>of<text:s/></text:span><text:a xlink:href="https://www.behance.net/" office:target-frame-name="_top" xlink:show="replace"><text:span text:style-name="T6">https://www.behance.net/</text:span></text:a><text:span text:style-name="T7"><text:s/>of zoek zelf ergens voorbeelden.</text:span></text:p>
      <text:p text:style-name="P8">[Voorbeelden invoegen]</text:p>
      <text:p text:style-name="P9"/>
      <text:h text:style-name="Heading1" text:outline-level="1"><text:bookmark-start text:name="_Toc34833938"/>Kleurschema<text:bookmark-end text:name="_Toc34833938"/></text:h>
      <text:p text:style-name="Standaard"><text:span text:style-name="T10">Stel een kleurschema samen op basis van je inspiratie +<text:s/></text:span><text:span text:style-name="T11">grijswaarden</text:span><text:span text:style-name="T12"><text:s/>+<text:s/></text:span><text:span text:style-name="T13">licht- en donkervariaties</text:span><text:span text:style-name="T14">, vermeld bij elke kleur d</text:span><text:span text:style-name="T15">e RGB- en HEX-waarde”</text:span></text:p>
      <text:p text:style-name="P16">[Kleurschema invoegen]</text:p>
      <text:p text:style-name="P17"/>
      <text:h text:style-name="Heading1" text:outline-level="1"><text:bookmark-start text:name="_Toc34833939"/>Contrast test<text:bookmark-end text:name="_Toc34833939"/></text:h>
      <text:p text:style-name="Standaard"><text:span text:style-name="T18">Toon aan dat je het contrast tussen tekst en achtergrond van verschillende elementen in je ontwerp voldoende getest hebt. Gebruik daarvoor<text:s/></text:span><text:a xlink:href="http://leaverou.github.io/contrast-ratio/" office:target-frame-name="_top" xlink:show="replace"><text:span text:style-name="T19">http://leaverou.github.io/contrast-ratio/</text:span></text:a><text:span text:style-name="T20">. Of Stark plugin.<text:s/></text:span></text:p>
      <text:p text:style-name="P21"/>
      <text:h text:style-name="Heading1" text:outline-level="1"><text:bookmark-start text:name="_Toc34833940"/>Typografie<text:bookmark-end text:name="_Toc34833940"/></text:h>
      <text:p text:style-name="P22">Maak een overzicht van de gebruikte fonts en vermeld bij elk lettertype waar je deze hebt gedownload</text:p>
      <text:p text:style-name="P23">[Overzicht invoegen]</text:p>
      <text:p text:style-name="P24"/>
      <text:h text:style-name="Heading1" text:outline-level="1"><text:bookmark-start text:name="_Toc34833941"/>Icons<text:bookmark-end text:name="_Toc34833941"/></text:h>
      <text:p text:style-name="P25">Vermeld uit welke iconset je icons je<text:s/>gebruikt hebt en waar je deze gedownload hebt</text:p>
      <text:p text:style-name="P26">[Screenshot iconset]</text:p>
      <text:p text:style-name="P27"/>
      <text:h text:style-name="Heading1" text:outline-level="1"><text:bookmark-start text:name="_Toc34833942"/>Bronnen<text:bookmark-end text:name="_Toc34833942"/></text:h>
      <text:p text:style-name="P28">Vermeld welke afbeeldingen je gebruikt hebt en waar je deze gedownload hebt. Zotero kan een grote hulp zijn.</text:p>
      <text:p text:style-name="P29"/>
      <text:h text:style-name="Heading1" text:outline-level="1"><text:bookmark-start text:name="_Toc34833943"/>Resultaat<text:bookmark-end text:name="_Toc34833943"/></text:h>
      <text:p text:style-name="Standaard"><text:span text:style-name="T30">Voeg op een<text:s/></text:span><text:span text:style-name="T31">overzichtelijke, visueel<text:s/></text:span><text:span text:style-name="T32">aantrekkelijke manier de uiteindelijke ontwerpen toe</text:span><text:span text:style-name="T33">. Minstens 3 artboards en 1 mockup.</text:span></text:p>
      <text:p text:style-name="P34">[Resultaat]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line-height="106%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line-height="106%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/>
      <style:text-properties style:font-name="Arial Rounded MT Bold" style:font-name-asian="Times New Roman" style:font-name-complex="Times New Roman" fo:font-weight="bold" style:font-weight-asian="bold" fo:color="#44546A" fo:font-size="11pt" style:font-size-asian="11pt" style:font-size-complex="12pt" fo:language="nl" fo:country="NL" fo:hyphenate="false"/>
    </style:style>
    <style:style style:name="Standaard" style:display-name="Standaard" style:family="paragraph">
      <style:paragraph-properties fo:margin-bottom="0in" fo:line-height="100%"/>
      <style:text-properties fo:font-size="10pt" style:font-size-asian="10pt" fo:language="nl" fo:country="BE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 fo:language="nl" fo:country="BE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 fo:language="nl" fo:country="BE"/>
    </style:style>
    <style:style style:name="Kop3Char" style:display-name="Kop 3 Char" style:family="text" style:parent-style-name="Standaardalinea-lettertype">
      <style:text-properties style:font-name="Arial Rounded MT Bold" style:font-name-asian="Times New Roman" style:font-name-complex="Times New Roman" fo:font-weight="bold" style:font-weight-asian="bold" fo:color="#44546A" style:font-size-complex="12pt" fo:language="nl" fo:country="NL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el" style:display-name="Titel" style:family="paragraph" style:parent-style-name="Standaard" style:next-style-name="Standaard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Torre Baert</dc:creator>
    <meta:creation-date>2021-01-07T13:52:00Z</meta:creation-date>
    <dc:date>2021-01-12T19:36:00Z</dc:date>
    <meta:template xlink:href="Normal.dotm" xlink:type="simple"/>
    <meta:editing-cycles>2</meta:editing-cycles>
    <meta:editing-duration>PT3180S</meta:editing-duration>
    <meta:document-statistic meta:page-count="1" meta:paragraph-count="2" meta:word-count="197" meta:character-count="1284" meta:row-count="9" meta:non-whitespace-character-count="1089"/>
  </office:meta>
</office:document-meta>
</file>